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.75pt"/>
    </style:style>
    <style:style style:name="P2" style:family="paragraph" style:parent-style-name="Standard">
      <style:text-properties style:font-name="sans-serif" fo:font-size="13.5pt"/>
    </style:style>
    <style:style style:name="P3" style:family="paragraph" style:parent-style-name="Standard">
      <style:text-properties style:font-name="sans-serif" fo:font-size="11.25pt"/>
    </style:style>
    <style:style style:name="P4" style:family="paragraph" style:parent-style-name="Standard">
      <style:text-properties style:font-name="sans-serif" fo:font-size="9.75pt"/>
    </style:style>
    <style:style style:name="P5" style:family="paragraph" style:parent-style-name="Standard">
      <style:text-properties style:font-name="monospace" fo:font-size="9.7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tique, Installation et Utilisation des machines</text:p>
      <text:section text:style-name="Sect1" text:name="pageContainer1">
        <text:p text:style-name="P1">TP 6</text:p>
        <text:p text:style-name="P2">Exo 1 - Utilisation du public_html</text:p>
        <text:p text:style-name="P3">Exo 1.1 - Comme espace de partage</text:p>
        <text:p text:style-name="Standard">•</text:p>
        <text:p text:style-name="P4">Vous disposez d’un espace public_html accessible via un navigateur internet à l’adresse :</text:p>
        <text:p text:style-name="P5">bocal.cs.univ-paris8.fr/~[votrelogin]</text:p>
        <text:p text:style-name="Standard">•</text:p>
        <text:p text:style-name="P4">Rendez vous sur cette page.</text:p>
        <text:p text:style-name="Standard">•</text:p>
        <text:p text:style-name="P4">Depuis une console créez un répertoire</text:p>
        <text:p text:style-name="P5">script</text:p>
        <text:p text:style-name="P4">, un répertoire</text:p>
        <text:p text:style-name="P5">cv</text:p>
        <text:p text:style-name="P4">et un répertoire</text:p>
        <text:p text:style-name="P4">www</text:p>
        <text:p text:style-name="P4">, dans</text:p>
        <text:p text:style-name="P5">/var/public_html/[votre login]/public_html</text:p>
        <text:p text:style-name="Standard">•</text:p>
        <text:p text:style-name="P4">Actualisez la page internet.</text:p>
        <text:p text:style-name="P4">Que constatez-vous ?</text:p>
        <text:p text:style-name="Standard">•</text:p>
        <text:p text:style-name="P4">examiner son contenu du répertoire</text:p>
        <text:p text:style-name="P5">/home/[votre login]/public_html</text:p>
        <text:p text:style-name="P4">Que constatez-vous ?</text:p>
        <text:p text:style-name="P4">Qu’elle est le type de fichier de</text:p>
        <text:p text:style-name="P5">public_html</text:p>
        <text:p text:style-name="P4">, est-ce vraiment un répertoire ?</text:p>
        <text:p text:style-name="Standard">•</text:p>
        <text:p text:style-name="P4">Depuis la console créez un fichier</text:p>
        <text:p text:style-name="P5">my_script</text:p>
        <text:p text:style-name="P4">dans le répertoire script précédemment</text:p>
        <text:p text:style-name="P4">créé.</text:p>
        <text:p text:style-name="Standard">•</text:p>
        <text:p text:style-name="P4">Mettez y ce contenu :</text:p>
        <text:p text:style-name="P5">echo -e "hello world , nous sommes le ‘date‘"</text:p>
        <text:p text:style-name="Standard">•</text:p>
        <text:p text:style-name="P4">Actualisez la page internet et tentez de télécharger le fichier</text:p>
        <text:p text:style-name="P5">my_script</text:p>
        <text:p text:style-name="P4">.</text:p>
        <text:p text:style-name="Standard">•</text:p>
        <text:p text:style-name="P4">Changer les droits du fichier my_script pour qu’ils deviennent ceci :</text:p>
        <text:p text:style-name="P5">rwx --- ---</text:p>
        <text:p text:style-name="Standard">•</text:p>
        <text:p text:style-name="P4">Actualisez la page internet et tentez a nouveau de télécharger le fichier</text:p>
        <text:p text:style-name="P5">my_script</text:p>
        <text:p text:style-name="P4">.</text:p>
        <text:p text:style-name="P4">Que constatez vous ?</text:p>
        <text:p text:style-name="P4">Peut on rendre ce fichier accessible à nous seul de cette façon ?</text:p>
        <text:p text:style-name="P3">Exo 1.2 - Comme page web</text:p>
        <text:p text:style-name="Standard">•</text:p>
        <text:p text:style-name="P4">Copier le fichier</text:p>
        <text:p text:style-name="P5">/opt/tp6/template.html</text:p>
        <text:p text:style-name="P4">dans le répertoire</text:p>
        <text:p text:style-name="P5">www</text:p>
        <text:p text:style-name="P4">précédemment créé</text:p>
        <text:p text:style-name="P4">et renommez le</text:p>
        <text:p text:style-name="P5">index.html</text:p>
        <text:p text:style-name="Standard">•</text:p>
        <text:p text:style-name="P4"><text:soft-page-break/>Actualisez la page internet et cliquez sur le lien</text:p>
        <text:p text:style-name="P5">www</text:p>
        <text:p text:style-name="P4">Que constatez vous ?</text:p>
        <text:p text:style-name="Standard">•</text:p>
        <text:p text:style-name="P4">Copier le fichier</text:p>
        <text:p text:style-name="P5">/opt/tp6/template.css</text:p>
        <text:p text:style-name="P4">dans le répertoire</text:p>
        <text:p text:style-name="P5">www</text:p>
        <text:p text:style-name="P4">précédement créé et</text:p>
        <text:p text:style-name="P4">renommez le</text:p>
        <text:p text:style-name="P5">default.css</text:p>
        <text:p text:style-name="Standard">•</text:p>
        <text:p text:style-name="P4">Actualisez la page internet.</text:p>
        <text:p text:style-name="P4">Que constatez vous ? et quelle conclusion en tirez vous ?</text:p>
        <text:p text:style-name="P4">1</text:p>
      </text:section>
      <text:section text:style-name="Sect1" text:name="pageContainer2">
        <text:p text:style-name="Standard"/>
      </text:section>
      <text:p text:style-name="P3">Exo 1.3 - Comme page web dynamique</text:p>
      <text:p text:style-name="Standard">•</text:p>
      <text:p text:style-name="P4">Ajoutez dans le corps de la page web</text:p>
      <text:p text:style-name="P5">index.html</text:p>
      <text:p text:style-name="P4">(juste après le titre "Bienvenue</text:p>
      <text:p text:style-name="P4">sur ma page") les instructions PHP suivantes qui permettent d’afficher la date et</text:p>
      <text:p text:style-name="P4">l’heure :</text:p>
      <text:p text:style-name="P5">&lt;?php</text:p>
      <text:p text:style-name="P5">$date = date("d-m-Y");</text:p>
      <text:p text:style-name="P5">$heure = date("H:i");</text:p>
      <text:p text:style-name="P5">echo "Nous sommes le ".$date." et il est ".$heure;</text:p>
      <text:p text:style-name="P5">?&gt;</text:p>
      <text:p text:style-name="Standard">•</text:p>
      <text:p text:style-name="P4">Actualisez la page internet.</text:p>
      <text:p text:style-name="P4">Que constatez vous ? et quelle conclusion en tirez vous ?</text:p>
      <text:p text:style-name="Standard">•</text:p>
      <text:p text:style-name="P4">renommer le fichier</text:p>
      <text:p text:style-name="P5">index.html</text:p>
      <text:p text:style-name="P4">en</text:p>
      <text:p text:style-name="P5">index.php</text:p>
      <text:p text:style-name="P4">.</text:p>
      <text:p text:style-name="Standard">•</text:p>
      <text:p text:style-name="P4">Actualisez la page internet.</text:p>
      <text:p text:style-name="P4">Que constatez vous ? et quelle conclusion en tirez vous ?</text:p>
      <text:p text:style-name="P2">Exo 2 - Modification de la page web</text:p>
      <text:p text:style-name="Standard">•</text:p>
      <text:p text:style-name="P4">Copiez les fichiers</text:p>
      <text:p text:style-name="P5">/opt/tp6/cv.tex</text:p>
      <text:p text:style-name="P4">et</text:p>
      <text:p text:style-name="P5">/opt/tp6/cv.cls</text:p>
      <text:p text:style-name="P4">dans le répertoire</text:p>
      <text:p text:style-name="P5">cv</text:p>
      <text:p text:style-name="P4">pré-</text:p>
      <text:p text:style-name="P4">cédemment créé.</text:p>
      <text:p text:style-name="Standard">•</text:p>
      <text:p text:style-name="P4">A présent vous allez devoir modifiez le fichier</text:p>
      <text:p text:style-name="P5">cv.tex</text:p>
      <text:p text:style-name="P4">pour en faire un cv à vous</text:p>
      <text:p text:style-name="P4">et modifier la page internet de façon à ce que le lien à gauche de la page s’appelle</text:p>
      <text:p text:style-name="P4">"Mon CV"</text:p>
      <text:p text:style-name="P4">et soit un lien vers le</text:p>
      <text:p text:style-name="P5">cv.pdf</text:p>
      <text:p text:style-name="P4">que vous allez créer.</text:p>
      <text:p text:style-name="Standard">•</text:p>
      <text:p text:style-name="P4">La commande pour générer un pdf à partir d’un fichier .tex :</text:p>
      <text:p text:style-name="P5"><text:soft-page-break/>pdflatex [nom de fichier]</text:p>
      <text:p text:style-name="Standard">•</text:p>
      <text:p text:style-name="P4">Ceci fait, tentez de personnalisez la page</text:p>
      <text:p text:style-name="P5">index.html</text:p>
      <text:p text:style-name="P4">en changeant les couleurs par</text:p>
      <text:p text:style-name="P4">exemple ou certains texte</text:p>
      <text:p text:style-name="Standard">•</text:p>
      <text:p text:style-name="P4">Bonus : Pour ceux qui auraient fini vous pouvez tentez de restreindre l’accès a vote</text:p>
      <text:p text:style-name="P5">public_html</text:p>
      <text:p text:style-name="P4">en permettant cet accès avec un nom utilisateur et un mot de passe,</text:p>
      <text:p text:style-name="P4">un indice :</text:p>
      <text:p text:style-name="P5">.htacc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5:34:44.603720551</meta:creation-date>
    <dc:date>2018-11-07T15:36:17.831659930</dc:date>
    <meta:editing-duration>PT1M34S</meta:editing-duration>
    <meta:editing-cycles>1</meta:editing-cycles>
    <meta:document-statistic meta:table-count="0" meta:image-count="0" meta:object-count="0" meta:page-count="3" meta:paragraph-count="131" meta:word-count="485" meta:character-count="2723" meta:non-whitespace-character-count="2369"/>
    <meta:generator>LibreOffice/4.3.3.2$Linux_X86_64 LibreOffice_project/430m0$Build-2</meta:generator>
  </office:meta>
</office:document-meta>
</file>